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804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804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804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804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804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804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804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804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804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804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804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804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804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804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804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804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804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ainner Jesús Varela Sulbará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aroní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6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5862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salva Coromoto Sulbaran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54241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1.4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1" meta:non-whitespace-character-count="1004"/>
    <meta:template xlink:type="simple" xlink:actuate="onRequest" xlink:title="Normal" xlink:href=""/>
  </office:meta>
</office:document-meta>
</file>